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Final School Project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Research &amp; Development about</text:span></text:p>
            <text:p text:style-name="P2"><text:span text:style-name="T2"/></text:p>
            <text:p text:style-name="P2"><text:span text:style-name="T1">Voxels and Octrees</text:span></text:p>
            <text:p text:style-name="P2"><text:span text:style-name="T2">with </text:span></text:p>
            <text:p text:style-name="P2"><text:span text:style-name="T1">Local Level Of Deta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sh</text:p>
              </text:list-item>
              <text:list-item>
                <text:p>Voxel</text:p>
              </text:list-item>
              <text:list-item>
                <text:p>Octree</text:p>
              </text:list-item>
              <text:list-item>
                <text:p>Level Of Details (LOD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bjectifs </text:p>
                <text:list>
                  <text:list-item>
                    <text:p>Voxel engine</text:p>
                  </text:list-item>
                  <text:list-item>
                    <text:p>Mesh voxelization</text:p>
                  </text:list-item>
                  <text:list-item>
                    <text:p>Octree visualization</text:p>
                  </text:list-item>
                  <text:list-item>
                    <text:p>[Cellular Automata]</text:p>
                  </text:list-item>
                  <text:list-item>
                    <text:p>[Gam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bGL</text:p>
              </text:list-item>
              <text:list-item>
                <text:p>Three 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outine Proced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oxel Management</text:p>
              </text:list-item>
              <text:list-item>
                <text:p>Mesh Voxelization</text:p>
              </text:list-item>
              <text:list-item>
                <text:p>Octree Iteration</text:p>
                <text:p><text:s/></text:p>
              </text:list-item>
              <text:list-item>
                <text:p>Voxel Raycasting</text:p>
              </text:list-item>
              <text:list-item>
                <text:p>Octree Exploration</text:p>
              </text:list-item>
              <text:list-item>
                <text:p>Generate Dep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xel Manag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rray (size*size*size)</text:p>
              </text:list-item>
              <text:list-item>
                <text:p>Unique grid index from space position</text:p>
              </text:list-item>
              <text:list-item>
                <text:p>3D position from voxel index</text:p>
              </text:list-item>
              <text:list-item>
                <text:p>8 grids for each oct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sh Voxe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erate triangles</text:p>
                <text:list>
                  <text:list-item>
                    <text:p>Iterate voxels in triangle bounds</text:p>
                    <text:list>
                      <text:list-item>
                        <text:p>Test overlapping voxel / triangle</text:p>
                      </text:list-item>
                    </text:list>
                  </text:list-item>
                </text:list>
              </text:list-item>
              <text:list-item>
                <text:p>Fill volume</text:p>
                <text:list>
                  <text:list-item>
                    <text:p/>
                  </text:list-item>
                </text:list>
              </text:list-item>
              <text:list-item>
                <text:p>Optimize graphics process</text:p>
                <text:list>
                  <text:list-item>
                    <text:p>Merging geometries into one me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ctree Iter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xel Rayca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st raycast on optimized mesh</text:p>
              </text:list-item>
              <text:list-item>
                <text:p>Offset with face normal </text:p>
              </text:list-item>
              <text:list-item>
                <text:p>Round space position</text:p>
              </text:list-item>
              <text:list-item>
                <text:p>Add or delete vox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ctree Expl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go</text:p>
              </text:list-item>
              <text:list-item>
                <text:p>Parameters</text:p>
              </text:list-item>
              <text:list-item>
                <text:p>M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nerate Dept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brief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ngine</text:p>
              </text:list-item>
              <text:list-item>
                <text:p>Cellular automata</text:p>
              </text:list-item>
              <text:list-item>
                <text:p>G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st Slid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01:03:10.478057569</meta:creation-date>
    <meta:generator>LibreOffice/4.2.6.3$Linux_X86_64 LibreOffice_project/420m0$Build-3</meta:generator>
    <dc:date>2014-10-15T01:57:51.197001655</dc:date>
    <meta:editing-duration>PT52M35S</meta:editing-duration>
    <meta:editing-cycles>15</meta:editing-cycles>
    <meta:document-statistic meta:object-count="73"/>
  </office:meta>
</office:document-meta>
</file>